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officeooo:rsid="001bd1bf" officeooo:paragraph-rsid="001bd1bf" style:font-size-asian="22pt" style:font-style-asian="normal" style:font-weight-asian="bold" style:font-size-complex="22pt" style:font-style-complex="normal" style:font-weight-complex="bold"/>
    </style:style>
    <style:style style:name="P2" style:family="paragraph" style:parent-style-name="Standard">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3" style:family="paragraph" style:parent-style-name="Text_20_body">
      <style:text-properties fo:font-size="15pt" style:font-size-asian="15pt" style:font-size-complex="15pt"/>
    </style:style>
    <style:style style:name="P4" style:family="paragraph" style:parent-style-name="Text_20_body">
      <style:text-properties fo:font-size="15pt" fo:font-style="normal" style:text-underline-style="none" fo:font-weight="normal" officeooo:rsid="001bd1bf" style:font-size-asian="15pt" style:font-style-asian="normal" style:font-weight-asian="normal" style:font-size-complex="15pt" style:font-style-complex="normal" style:font-weight-complex="normal"/>
    </style:style>
    <style:style style:name="P5" style:family="paragraph" style:parent-style-name="Standard" style:list-style-name="L1">
      <style:paragraph-properties fo:text-align="start" style:justify-single-word="false"/>
      <style:text-properties fo:font-size="22pt" fo:font-style="normal" style:text-underline-style="solid" style:text-underline-width="auto" style:text-underline-color="font-color" fo:font-weight="bold" officeooo:rsid="001bd1bf" officeooo:paragraph-rsid="001bd1bf" style:font-size-asian="22pt" style:font-style-asian="normal" style:font-weight-asian="bold" style:font-size-complex="22pt" style:font-style-complex="normal" style:font-weight-complex="bold"/>
    </style:style>
    <style:style style:name="P6" style:family="paragraph" style:parent-style-name="Standard" style:list-style-name="L1">
      <style:paragraph-properties fo:text-align="start" style:justify-single-word="false"/>
      <style:text-properties fo:font-size="16pt" fo:font-style="normal" style:text-underline-style="none" fo:font-weight="normal" officeooo:rsid="001bd1bf" officeooo:paragraph-rsid="001bd1bf" style:font-size-asian="14pt" style:font-style-asian="normal" style:font-weight-asian="normal" style:font-size-complex="16pt" style:font-style-complex="normal" style:font-weight-complex="normal"/>
    </style:style>
    <style:style style:name="P7" style:family="paragraph" style:parent-style-name="Standard" style:list-style-name="L1">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8" style:family="paragraph" style:parent-style-name="Standard" style:list-style-name="L2">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9" style:family="paragraph" style:parent-style-name="Standard" style:list-style-name="L2">
      <style:paragraph-properties fo:text-align="start" style:justify-single-word="false"/>
      <style:text-properties fo:font-size="16pt" fo:font-style="normal" style:text-underline-style="none" fo:font-weight="normal" officeooo:rsid="001d6a1e" officeooo:paragraph-rsid="0028f5a4" style:font-size-asian="14pt" style:font-style-asian="normal" style:font-weight-asian="normal" style:font-size-complex="16pt" style:font-style-complex="normal" style:font-weight-complex="normal"/>
    </style:style>
    <style:style style:name="P10" style:family="paragraph" style:parent-style-name="Standard" style:list-style-name="L3">
      <style:paragraph-properties fo:text-align="start" style:justify-single-word="false"/>
      <style:text-properties fo:font-size="16pt" fo:font-style="normal" style:text-underline-style="none" fo:font-weight="normal" officeooo:rsid="001d6a1e" officeooo:paragraph-rsid="002b0abd" style:font-size-asian="14pt" style:font-style-asian="normal" style:font-weight-asian="normal" style:font-size-complex="16pt" style:font-style-complex="normal" style:font-weight-complex="normal"/>
    </style:style>
    <style:style style:name="P11" style:family="paragraph" style:parent-style-name="Standard" style:list-style-name="L5">
      <style:paragraph-properties fo:text-align="start" style:justify-single-word="false"/>
      <style:text-properties fo:font-size="16pt" fo:font-style="normal" style:text-underline-style="none" fo:font-weight="normal" officeooo:rsid="001d6a1e" officeooo:paragraph-rsid="001d6a1e" style:font-size-asian="14pt" style:font-style-asian="normal" style:font-weight-asian="normal" style:font-size-complex="16pt" style:font-style-complex="normal" style:font-weight-complex="normal"/>
    </style:style>
    <style:style style:name="P12" style:family="paragraph" style:parent-style-name="Standard" style:list-style-name="L5">
      <style:paragraph-properties fo:text-align="start" style:justify-single-word="false"/>
      <style:text-properties fo:font-size="16pt" fo:font-style="normal" style:text-underline-style="none" fo:font-weight="normal" officeooo:rsid="001e2c2d" officeooo:paragraph-rsid="001e2c2d" style:font-size-asian="14pt" style:font-style-asian="normal" style:font-weight-asian="normal" style:font-size-complex="16pt" style:font-style-complex="normal" style:font-weight-complex="normal"/>
    </style:style>
    <style:style style:name="P13" style:family="paragraph" style:parent-style-name="Standard" style:list-style-name="L5">
      <style:paragraph-properties fo:text-align="start" style:justify-single-word="false"/>
      <style:text-properties fo:font-size="16pt" fo:font-style="normal" style:text-underline-style="none" fo:font-weight="normal" officeooo:rsid="001f1d91" officeooo:paragraph-rsid="001f1d91"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2042db" officeooo:paragraph-rsid="002042db"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23a8c3" officeooo:paragraph-rsid="0023a8c3" style:font-size-asian="14pt" style:font-style-asian="normal" style:font-weight-asian="normal" style:font-size-complex="16pt" style:font-style-complex="normal" style:font-weight-complex="normal"/>
    </style:style>
    <style:style style:name="P16" style:family="paragraph" style:parent-style-name="Standard" style:list-style-name="L6">
      <style:paragraph-properties fo:text-align="start" style:justify-single-word="false"/>
      <style:text-properties fo:font-size="16pt" fo:font-style="normal" style:text-underline-style="none" fo:font-weight="normal" officeooo:rsid="0023a8c3" officeooo:paragraph-rsid="0023a8c3" style:font-size-asian="14pt" style:font-style-asian="normal" style:font-weight-asian="normal" style:font-size-complex="16pt" style:font-style-complex="normal" style:font-weight-complex="normal"/>
    </style:style>
    <style:style style:name="P17" style:family="paragraph" style:parent-style-name="Standard" style:list-style-name="L6">
      <style:paragraph-properties fo:text-align="start" style:justify-single-word="false"/>
      <style:text-properties fo:font-size="16pt" fo:font-style="normal" style:text-underline-style="none" fo:font-weight="normal" officeooo:rsid="0024becb" officeooo:paragraph-rsid="0024becb" style:font-size-asian="14pt" style:font-style-asian="normal" style:font-weight-asian="normal" style:font-size-complex="16pt" style:font-style-complex="normal" style:font-weight-complex="normal"/>
    </style:style>
    <style:style style:name="P18" style:family="paragraph" style:parent-style-name="Standard" style:list-style-name="L6">
      <style:paragraph-properties fo:text-align="start" style:justify-single-word="false"/>
      <style:text-properties fo:font-size="16pt" fo:font-style="normal" style:text-underline-style="none" fo:font-weight="normal" officeooo:rsid="0026ba4f" officeooo:paragraph-rsid="0026ba4f" style:font-size-asian="14pt" style:font-style-asian="normal" style:font-weight-asian="normal" style:font-size-complex="16pt" style:font-style-complex="normal" style:font-weight-complex="normal"/>
    </style:style>
    <style:style style:name="P19" style:family="paragraph" style:parent-style-name="Standard" style:list-style-name="L2">
      <style:paragraph-properties fo:text-align="start" style:justify-single-word="false"/>
      <style:text-properties fo:font-size="16pt" fo:font-style="normal" style:text-underline-style="none" fo:font-weight="bold" officeooo:rsid="001d6a1e" officeooo:paragraph-rsid="001d6a1e" style:font-size-asian="14pt" style:font-style-asian="normal" style:font-weight-asian="bold" style:font-size-complex="16pt" style:font-style-complex="normal" style:font-weight-complex="bold"/>
    </style:style>
    <style:style style:name="P20" style:family="paragraph" style:parent-style-name="Standard" style:list-style-name="L6">
      <style:paragraph-properties fo:text-align="start" style:justify-single-word="false"/>
      <style:text-properties fo:font-size="16pt" fo:font-style="normal" officeooo:paragraph-rsid="0024becb" style:font-size-asian="16pt" style:font-style-asian="normal" style:font-size-complex="16pt" style:font-style-complex="normal"/>
    </style:style>
    <style:style style:name="P21" style:family="paragraph" style:parent-style-name="Standard" style:list-style-name="L4">
      <style:paragraph-properties fo:text-align="start" style:justify-single-word="false"/>
      <style:text-properties fo:font-size="16pt" officeooo:paragraph-rsid="0028f5a4" style:font-size-asian="16pt" style:font-size-complex="16pt"/>
    </style:style>
    <style:style style:name="P22" style:family="paragraph" style:parent-style-name="Standard" style:list-style-name="L4">
      <style:paragraph-properties fo:text-align="start" style:justify-single-word="false"/>
      <style:text-properties fo:font-size="16pt" officeooo:paragraph-rsid="0029c6a4" style:font-size-asian="16pt" style:font-size-complex="16pt"/>
    </style:style>
    <style:style style:name="P23" style:family="paragraph" style:parent-style-name="Standard" style:list-style-name="L6">
      <style:paragraph-properties fo:text-align="start" style:justify-single-word="false"/>
      <style:text-properties fo:font-size="16pt" fo:font-style="italic" officeooo:rsid="0026996c" officeooo:paragraph-rsid="0026996c" style:font-size-asian="16pt" style:font-style-asian="italic" style:font-size-complex="16pt" style:font-style-complex="italic"/>
    </style:style>
    <style:style style:name="P24" style:family="paragraph" style:parent-style-name="Standard" style:list-style-name="L6">
      <style:paragraph-properties fo:text-align="start" style:justify-single-word="false"/>
      <style:text-properties fo:font-size="16pt" fo:font-style="italic" style:text-underline-style="none" fo:font-weight="normal" officeooo:rsid="0026996c" officeooo:paragraph-rsid="0026996c" style:font-size-asian="14pt" style:font-style-asian="italic" style:font-weight-asian="normal" style:font-size-complex="16pt" style:font-style-complex="italic" style:font-weight-complex="normal"/>
    </style:style>
    <style:style style:name="P25" style:family="paragraph" style:parent-style-name="Standard" style:list-style-name="L6">
      <style:paragraph-properties fo:text-align="start" style:justify-single-word="false"/>
      <style:text-properties fo:font-size="16pt" fo:font-style="italic" style:text-underline-style="none" fo:font-weight="normal" officeooo:rsid="0026ba4f" officeooo:paragraph-rsid="0026ba4f" style:font-size-asian="14pt" style:font-style-asian="italic" style:font-weight-asian="normal" style:font-size-complex="16pt" style:font-style-complex="italic" style:font-weight-complex="normal"/>
    </style:style>
    <style:style style:name="P26" style:family="paragraph" style:parent-style-name="Standard">
      <style:paragraph-properties fo:text-align="start" style:justify-single-word="false"/>
      <style:text-properties fo:font-size="16pt" fo:font-style="italic" style:text-underline-style="none" fo:font-weight="normal" officeooo:rsid="0023a8c3" officeooo:paragraph-rsid="0023a8c3" style:font-size-asian="14pt" style:font-style-asian="italic" style:font-weight-asian="normal" style:font-size-complex="16pt" style:font-style-complex="italic" style:font-weight-complex="normal"/>
    </style:style>
    <style:style style:name="P27" style:family="paragraph" style:parent-style-name="Standard" style:list-style-name="L3">
      <style:paragraph-properties fo:text-align="start" style:justify-single-word="false"/>
      <style:text-properties officeooo:paragraph-rsid="002b0abd"/>
    </style:style>
    <style:style style:name="P28" style:family="paragraph" style:parent-style-name="Standard" style:list-style-name="L2">
      <style:paragraph-properties fo:text-align="start" style:justify-single-word="false"/>
      <style:text-properties officeooo:paragraph-rsid="0028f5a4"/>
    </style:style>
    <style:style style:name="P29" style:family="paragraph" style:parent-style-name="Standard" style:list-style-name="L4">
      <style:paragraph-properties fo:text-align="start" style:justify-single-word="false"/>
      <style:text-properties officeooo:paragraph-rsid="0028f5a4"/>
    </style:style>
    <style:style style:name="P30" style:family="paragraph" style:parent-style-name="Standard" style:list-style-name="L4">
      <style:paragraph-properties fo:text-align="start" style:justify-single-word="false"/>
      <style:text-properties officeooo:paragraph-rsid="0029c6a4"/>
    </style:style>
    <style:style style:name="P31" style:family="paragraph" style:parent-style-name="Standard" style:list-style-name="L5">
      <style:paragraph-properties fo:text-align="start" style:justify-single-word="false"/>
      <style:text-properties officeooo:paragraph-rsid="001d6a1e"/>
    </style:style>
    <style:style style:name="P32" style:family="paragraph" style:parent-style-name="Standard" style:list-style-name="L6">
      <style:paragraph-properties fo:text-align="start" style:justify-single-word="false"/>
      <style:text-properties officeooo:paragraph-rsid="002ef696"/>
    </style:style>
    <style:style style:name="P33" style:family="paragraph" style:parent-style-name="Standard" style:list-style-name="L4">
      <style:paragraph-properties fo:text-align="start" style:justify-single-word="false"/>
      <style:text-properties officeooo:rsid="0029c6a4" officeooo:paragraph-rsid="0029c6a4"/>
    </style:style>
    <style:style style:name="P34" style:family="paragraph" style:parent-style-name="Standard" style:list-style-name="L5">
      <style:paragraph-properties fo:text-align="start" style:justify-single-word="false"/>
      <style:text-properties officeooo:rsid="001d6a1e" officeooo:paragraph-rsid="001d6a1e"/>
    </style:style>
    <style:style style:name="P35" style:family="paragraph" style:parent-style-name="Standard" style:list-style-name="L5">
      <style:paragraph-properties fo:text-align="start" style:justify-single-word="false"/>
      <style:text-properties officeooo:rsid="001d6a1e" officeooo:paragraph-rsid="001e2c2d"/>
    </style:style>
    <style:style style:name="P36" style:family="paragraph" style:parent-style-name="Standard" style:list-style-name="L5">
      <style:paragraph-properties fo:text-align="start" style:justify-single-word="false"/>
      <style:text-properties officeooo:rsid="001f1d91" officeooo:paragraph-rsid="001f1d91"/>
    </style:style>
    <style:style style:name="P37" style:family="paragraph" style:parent-style-name="Standard" style:list-style-name="L5">
      <style:paragraph-properties fo:text-align="start" style:justify-single-word="false"/>
      <style:text-properties officeooo:rsid="002042db" officeooo:paragraph-rsid="002042db"/>
    </style:style>
    <style:style style:name="P38" style:family="paragraph" style:parent-style-name="Standard" style:list-style-name="L5">
      <style:paragraph-properties fo:text-align="start" style:justify-single-word="false"/>
      <style:text-properties officeooo:rsid="0021747e" officeooo:paragraph-rsid="0021747e"/>
    </style:style>
    <style:style style:name="P39" style:family="paragraph" style:parent-style-name="Standard" style:list-style-name="L5">
      <style:paragraph-properties fo:text-align="start" style:justify-single-word="false"/>
      <style:text-properties fo:color="#333366" fo:font-size="16pt" fo:font-style="normal" style:text-underline-style="none" fo:font-weight="bold" officeooo:rsid="0021747e" officeooo:paragraph-rsid="0021747e" style:font-size-asian="14pt" style:font-style-asian="normal" style:font-weight-asian="bold" style:font-size-complex="16pt" style:font-style-complex="normal" style:font-weight-complex="bold"/>
    </style:style>
    <style:style style:name="P40" style:family="paragraph" style:parent-style-name="Standard">
      <style:paragraph-properties fo:text-align="start" style:justify-single-word="false"/>
      <style:text-properties fo:font-size="15pt" fo:font-style="italic" style:text-underline-style="none" fo:font-weight="normal" officeooo:rsid="0023a8c3" officeooo:paragraph-rsid="0023a8c3" style:font-size-asian="15pt" style:font-style-asian="italic" style:font-weight-asian="normal" style:font-size-complex="15pt" style:font-style-complex="italic" style:font-weight-complex="normal"/>
    </style:style>
    <style:style style:name="P41" style:family="paragraph" style:parent-style-name="Standard" style:list-style-name="L2">
      <style:paragraph-properties fo:text-align="start" style:justify-single-word="false"/>
      <style:text-properties fo:font-size="15pt" officeooo:paragraph-rsid="0028fa3d" style:font-size-asian="15pt" style:font-size-complex="15pt"/>
    </style:style>
    <style:style style:name="P42" style:family="paragraph" style:parent-style-name="Standard" style:list-style-name="L2">
      <style:paragraph-properties fo:text-align="start" style:justify-single-word="false"/>
      <style:text-properties fo:font-size="15pt" fo:font-style="normal" style:text-underline-style="none" fo:font-weight="normal" officeooo:rsid="0028fa3d" officeooo:paragraph-rsid="0028fa3d" style:font-size-asian="15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fo:padding="0.074cm" fo:border-left="none" fo:border-right="none" fo:border-top="none" fo:border-bottom="0.06pt solid #000000" style:join-border="false"/>
      <style:text-properties fo:font-size="16pt" fo:font-style="italic" style:text-underline-style="none" fo:font-weight="normal" officeooo:rsid="0023a8c3" officeooo:paragraph-rsid="0023a8c3" style:font-size-asian="14pt" style:font-style-asian="italic" style:font-weight-asian="normal" style:font-size-complex="16pt" style:font-style-complex="italic" style:font-weight-complex="normal"/>
    </style:style>
    <style:style style:name="P44" style:family="paragraph" style:parent-style-name="Text_20_body" style:list-style-name="L6">
      <style:paragraph-properties fo:text-align="start" style:justify-single-word="false"/>
      <style:text-properties fo:font-size="16pt" fo:font-style="normal" style:text-underline-style="none" fo:font-weight="normal" officeooo:rsid="0023a8c3" officeooo:paragraph-rsid="0023a8c3" style:font-size-asian="14pt" style:font-style-asian="normal" style:font-weight-asian="normal" style:font-size-complex="16pt" style:font-style-complex="normal" style:font-weight-complex="normal"/>
    </style:style>
    <style:style style:name="P45" style:family="paragraph" style:parent-style-name="Text_20_body" style:list-style-name="L7"/>
    <style:style style:name="P46" style:family="paragraph" style:parent-style-name="Text_20_body" style:list-style-name="L7">
      <style:text-properties fo:font-size="15pt" style:font-size-asian="15pt" style:font-size-complex="15pt"/>
    </style:style>
    <style:style style:name="P47" style:family="paragraph" style:parent-style-name="Text_20_body" style:list-style-name="L7">
      <style:paragraph-properties fo:text-align="start" style:justify-single-word="false"/>
      <style:text-properties fo:font-size="15pt" fo:font-style="normal" style:text-underline-style="none" fo:font-weight="normal" officeooo:rsid="001bd1bf" officeooo:paragraph-rsid="001bd1bf" style:font-size-asian="15pt" style:font-style-asian="normal" style:font-weight-asian="normal" style:font-size-complex="15pt" style:font-style-complex="normal" style:font-weight-complex="normal"/>
    </style:style>
    <style:style style:name="P48" style:family="paragraph" style:parent-style-name="Text_20_body" style:list-style-name="L7">
      <style:paragraph-properties fo:text-align="start" style:justify-single-word="false"/>
      <style:text-properties officeooo:paragraph-rsid="001bd1bf"/>
    </style:style>
    <style:style style:name="P49" style:family="paragraph" style:parent-style-name="Text_20_body">
      <style:paragraph-properties fo:margin-top="0cm" fo:margin-bottom="0cm" loext:contextual-spacing="false"/>
    </style:style>
    <style:style style:name="T1" style:family="text">
      <style:text-properties fo:font-size="16pt" style:font-size-asian="16pt" style:font-size-complex="16pt"/>
    </style:style>
    <style:style style:name="T2" style:family="text">
      <style:text-properties fo:font-size="16pt" officeooo:rsid="0029c6a4" style:font-size-asian="16pt" style:font-size-complex="16pt"/>
    </style:style>
    <style:style style:name="T3" style:family="text">
      <style:text-properties fo:font-size="16pt" fo:font-style="normal" style:text-underline-style="none" fo:font-weight="normal" officeooo:rsid="001d6a1e" style:font-size-asian="16pt" style:font-style-asian="normal" style:font-weight-asian="normal" style:font-size-complex="16pt" style:font-style-complex="normal" style:font-weight-complex="normal"/>
    </style:style>
    <style:style style:name="T4" style:family="text">
      <style:text-properties fo:font-size="16pt" fo:font-style="normal" style:text-underline-style="none" fo:font-weight="normal" officeooo:rsid="0028fa3d" style:font-size-asian="16pt" style:font-style-asian="normal" style:font-weight-asian="normal" style:font-size-complex="16pt" style:font-style-complex="normal" style:font-weight-complex="normal"/>
    </style:style>
    <style:style style:name="T5" style:family="text">
      <style:text-properties fo:font-size="16pt" fo:font-style="normal" style:text-underline-style="none" fo:font-weight="normal" officeooo:rsid="002bc3dd" style:font-size-asian="16pt" style:font-style-asian="normal" style:font-weight-asian="normal" style:font-size-complex="16pt" style:font-style-complex="normal" style:font-weight-complex="normal"/>
    </style:style>
    <style:style style:name="T6"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7" style:family="text">
      <style:text-properties fo:font-size="16pt" fo:font-style="normal" style:text-underline-style="none" fo:font-weight="normal" officeooo:rsid="001d6a1e" style:font-size-asian="14pt" style:font-style-asian="normal" style:font-weight-asian="normal" style:font-size-complex="16pt" style:font-style-complex="normal" style:font-weight-complex="normal"/>
    </style:style>
    <style:style style:name="T8" style:family="text">
      <style:text-properties fo:font-size="16pt" fo:font-style="normal" style:text-underline-style="none" fo:font-weight="normal" officeooo:rsid="001e2c2d"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normal" officeooo:rsid="0026996c" style:font-size-asian="14pt" style:font-style-asian="normal" style:font-weight-asian="normal" style:font-size-complex="16pt" style:font-style-complex="normal" style:font-weight-complex="normal"/>
    </style:style>
    <style:style style:name="T10" style:family="text">
      <style:text-properties fo:font-size="16pt" fo:font-style="normal" style:text-underline-style="none" fo:font-weight="normal" officeooo:rsid="002bc3dd" style:font-size-asian="14pt" style:font-style-asian="normal" style:font-weight-asian="normal" style:font-size-complex="16pt" style:font-style-complex="normal" style:font-weight-complex="normal"/>
    </style:style>
    <style:style style:name="T11" style:family="text">
      <style:text-properties fo:font-size="16pt" fo:font-style="normal" style:text-underline-style="none" fo:font-weight="normal" officeooo:rsid="002c43df" style:font-size-asian="14pt" style:font-style-asian="normal" style:font-weight-asian="normal" style:font-size-complex="16pt" style:font-style-complex="normal" style:font-weight-complex="normal"/>
    </style:style>
    <style:style style:name="T12" style:family="text">
      <style:text-properties fo:font-size="16pt" fo:font-style="normal" style:text-underline-style="none" fo:font-weight="bold" officeooo:rsid="001d6a1e" style:font-size-asian="16pt" style:font-style-asian="normal" style:font-weight-asian="bold" style:font-size-complex="16pt" style:font-style-complex="normal" style:font-weight-complex="bold"/>
    </style:style>
    <style:style style:name="T13" style:family="text">
      <style:text-properties fo:font-size="16pt" fo:font-style="normal" style:text-underline-style="none" fo:font-weight="bold" officeooo:rsid="0028f5a4" style:font-size-asian="16pt" style:font-style-asian="normal" style:font-weight-asian="bold" style:font-size-complex="16pt" style:font-style-complex="normal" style:font-weight-complex="bold"/>
    </style:style>
    <style:style style:name="T14" style:family="text">
      <style:text-properties fo:font-size="16pt" fo:font-style="italic" style:text-underline-style="none" fo:font-weight="normal" style:font-size-asian="14pt" style:font-style-asian="italic" style:font-weight-asian="normal" style:font-size-complex="16pt" style:font-style-complex="italic" style:font-weight-complex="normal"/>
    </style:style>
    <style:style style:name="T15" style:family="text">
      <style:text-properties fo:font-size="16pt" fo:font-style="italic" style:text-underline-style="none" fo:font-weight="normal" officeooo:rsid="001d6a1e" style:font-size-asian="14pt" style:font-style-asian="italic" style:font-weight-asian="normal" style:font-size-complex="16pt" style:font-style-complex="italic" style:font-weight-complex="normal"/>
    </style:style>
    <style:style style:name="T16" style:family="text">
      <style:text-properties fo:font-size="16pt" fo:font-style="italic" style:text-underline-style="none" fo:font-weight="normal" officeooo:rsid="0022c8cd" style:font-size-asian="14pt" style:font-style-asian="italic" style:font-weight-asian="normal" style:font-size-complex="16pt" style:font-style-complex="italic" style:font-weight-complex="normal"/>
    </style:style>
    <style:style style:name="T17" style:family="text">
      <style:text-properties fo:font-size="16pt" fo:font-style="italic" style:text-underline-style="none" fo:font-weight="normal" officeooo:rsid="001e2c2d" style:font-size-asian="14pt" style:font-style-asian="italic" style:font-weight-asian="normal" style:font-size-complex="16pt" style:font-style-complex="italic" style:font-weight-complex="normal"/>
    </style:style>
    <style:style style:name="T18" style:family="text">
      <style:text-properties fo:font-size="16pt" fo:font-style="italic" style:text-underline-style="none" fo:font-weight="normal" officeooo:rsid="001f1d91" style:font-size-asian="14pt" style:font-style-asian="italic" style:font-weight-asian="normal" style:font-size-complex="16pt" style:font-style-complex="italic" style:font-weight-complex="normal"/>
    </style:style>
    <style:style style:name="T19" style:family="text">
      <style:text-properties fo:font-size="16pt" fo:font-style="italic" style:text-underline-style="none" fo:font-weight="normal" officeooo:rsid="002042db" style:font-size-asian="14pt" style:font-style-asian="italic" style:font-weight-asian="normal" style:font-size-complex="16pt" style:font-style-complex="italic" style:font-weight-complex="normal"/>
    </style:style>
    <style:style style:name="T20" style:family="text">
      <style:text-properties fo:font-size="16pt" fo:font-style="italic" style:text-underline-style="none" fo:font-weight="normal" officeooo:rsid="0023a8c3" style:font-size-asian="14pt" style:font-style-asian="italic" style:font-weight-asian="normal" style:font-size-complex="16pt" style:font-style-complex="italic" style:font-weight-complex="normal"/>
    </style:style>
    <style:style style:name="T21" style:family="text">
      <style:text-properties fo:font-size="16pt" fo:font-style="italic" style:text-underline-style="none" fo:font-weight="normal" officeooo:rsid="0021747e" style:font-size-asian="14pt" style:font-style-asian="italic" style:font-weight-asian="normal" style:font-size-complex="16pt" style:font-style-complex="italic" style:font-weight-complex="normal"/>
    </style:style>
    <style:style style:name="T22" style:family="text">
      <style:text-properties fo:font-size="16pt" fo:font-style="italic" style:text-underline-style="none" fo:font-weight="normal" officeooo:rsid="0026996c" style:font-size-asian="14pt" style:font-style-asian="italic" style:font-weight-asian="normal" style:font-size-complex="16pt" style:font-style-complex="italic" style:font-weight-complex="normal"/>
    </style:style>
    <style:style style:name="T23" style:family="text">
      <style:text-properties fo:font-size="16pt" fo:font-style="italic" style:text-underline-style="none" fo:font-weight="normal" officeooo:rsid="002c43df" style:font-size-asian="14pt" style:font-style-asian="italic" style:font-weight-asian="normal" style:font-size-complex="16pt" style:font-style-complex="italic" style:font-weight-complex="normal"/>
    </style:style>
    <style:style style:name="T24" style:family="text">
      <style:text-properties fo:font-size="16pt" fo:font-style="italic" style:text-underline-style="none" fo:font-weight="normal" officeooo:rsid="002ef696" style:font-size-asian="14pt" style:font-style-asian="italic" style:font-weight-asian="normal" style:font-size-complex="16pt" style:font-style-complex="italic" style:font-weight-complex="normal"/>
    </style:style>
    <style:style style:name="T25" style:family="text">
      <style:text-properties fo:font-size="16pt" fo:font-style="italic" style:text-underline-style="none" fo:font-weight="normal" officeooo:rsid="002ef696" style:font-size-asian="16pt" style:font-style-asian="italic" style:font-weight-asian="normal" style:font-size-complex="16pt" style:font-style-complex="italic" style:font-weight-complex="normal"/>
    </style:style>
    <style:style style:name="T26" style:family="text">
      <style:text-properties fo:font-size="16pt" fo:font-style="italic" officeooo:rsid="002c43df" style:font-size-asian="16pt" style:font-style-asian="italic" style:font-size-complex="16pt" style:font-style-complex="italic"/>
    </style:style>
    <style:style style:name="T27" style:family="text">
      <style:text-properties fo:font-size="16pt" style:text-underline-style="none" fo:font-weight="normal" officeooo:rsid="001d6a1e" style:font-size-asian="16pt" style:font-weight-asian="normal" style:font-size-complex="16pt" style:font-weight-complex="normal"/>
    </style:style>
    <style:style style:name="T28" style:family="text">
      <style:text-properties fo:font-size="16pt" fo:font-weight="normal" style:font-size-asian="16pt" style:font-weight-asian="normal" style:font-size-complex="16pt" style:font-weight-complex="normal"/>
    </style:style>
    <style:style style:name="T29" style:family="text">
      <style:text-properties fo:font-size="16pt" fo:font-weight="normal" officeooo:rsid="002afbc0" style:font-size-asian="16pt" style:font-weight-asian="normal" style:font-size-complex="16pt" style:font-weight-complex="normal"/>
    </style:style>
    <style:style style:name="T30" style:family="text">
      <style:text-properties fo:font-weight="bold" style:font-weight-asian="bold" style:font-weight-complex="bold"/>
    </style:style>
    <style:style style:name="T31" style:family="text">
      <style:text-properties officeooo:rsid="001d6a1e"/>
    </style:style>
    <style:style style:name="T32" style:family="text">
      <style:text-properties fo:font-weight="normal"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officeooo:rsid="0024becb" style:font-style-asian="italic" style:font-style-complex="italic"/>
    </style:style>
    <style:style style:name="T35" style:family="text">
      <style:text-properties fo:font-style="italic" officeooo:rsid="00281a83" style:font-style-asian="italic" style:font-style-complex="italic"/>
    </style:style>
    <style:style style:name="T36" style:family="text">
      <style:text-properties fo:font-style="italic" officeooo:rsid="002c43df" style:font-style-asian="italic" style:font-style-complex="italic"/>
    </style:style>
    <style:style style:name="T37" style:family="text">
      <style:text-properties fo:color="#333366" fo:font-size="16pt" fo:font-style="normal" style:text-underline-style="none" fo:font-weight="bold" officeooo:rsid="0022c8cd" style:font-size-asian="14pt" style:font-style-asian="normal" style:font-weight-asian="bold" style:font-size-complex="16pt" style:font-style-complex="normal" style:font-weight-complex="bold"/>
    </style:style>
    <style:style style:name="T38" style:family="text">
      <style:text-properties fo:color="#333366" fo:font-size="16pt" fo:font-style="italic" style:text-underline-style="none" fo:font-weight="bold" style:font-size-asian="14pt" style:font-style-asian="italic" style:font-weight-asian="bold" style:font-size-complex="16pt" style:font-style-complex="italic" style:font-weight-complex="bold"/>
    </style:style>
    <style:style style:name="T39" style:family="text">
      <style:text-properties fo:color="#333366" fo:font-size="16pt" fo:font-style="italic" style:text-underline-style="none" fo:font-weight="bold" officeooo:rsid="0022c8cd" style:font-size-asian="14pt" style:font-style-asian="italic" style:font-weight-asian="bold" style:font-size-complex="16pt" style:font-style-complex="italic" style:font-weight-complex="bold"/>
    </style:style>
    <style:style style:name="T40" style:family="text">
      <style:text-properties officeooo:rsid="0024becb"/>
    </style:style>
    <style:style style:name="T41" style:family="text">
      <style:text-properties fo:font-style="normal" style:text-underline-style="none" fo:font-weight="normal" officeooo:rsid="001d6a1e" style:font-style-asian="normal" style:font-weight-asian="normal" style:font-style-complex="normal" style:font-weight-complex="normal"/>
    </style:style>
    <style:style style:name="T42" style:family="text">
      <style:text-properties fo:font-style="normal" style:text-underline-style="none" fo:font-weight="normal" officeooo:rsid="0028f5a4" style:font-style-asian="normal" style:font-weight-asian="normal" style:font-style-complex="normal" style:font-weight-complex="normal"/>
    </style:style>
    <style:style style:name="T43" style:family="text">
      <style:text-properties fo:font-style="normal" style:text-underline-style="none" fo:font-weight="normal" officeooo:rsid="0028fa3d" style:font-style-asian="normal" style:font-weight-asian="normal" style:font-style-complex="normal" style:font-weight-complex="normal"/>
    </style:style>
    <style:style style:name="T44" style:family="text">
      <style:text-properties style:text-underline-style="none" fo:font-weight="normal" officeooo:rsid="0024becb" style:font-weight-asian="normal" style:font-weight-complex="normal"/>
    </style:style>
    <style:style style:name="T45" style:family="text">
      <style:text-properties officeooo:rsid="0026996c"/>
    </style:style>
    <style:style style:name="T46" style:family="text">
      <style:text-properties officeooo:rsid="0028f5a4"/>
    </style:style>
    <style:style style:name="T47" style:family="text">
      <style:text-properties officeooo:rsid="0028fa3d"/>
    </style:style>
    <style:style style:name="T48" style:family="text">
      <style:text-properties fo:font-size="15pt" style:font-size-asian="15pt" style:font-size-complex="15pt"/>
    </style:style>
    <style:style style:name="T49" style:family="text">
      <style:text-properties fo:font-size="13pt" fo:font-style="italic" style:text-underline-style="none" fo:font-weight="normal" officeooo:rsid="0029c6a4" style:font-size-asian="13pt" style:font-style-asian="italic" style:font-weight-asian="normal" style:font-size-complex="13pt" style:font-style-complex="italic" style:font-weight-complex="normal"/>
    </style:style>
    <style:style style:name="T50"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4 Day 1 Notes</text:p>
      <text:list xml:id="list5876747957669954133" text:style-name="L1">
        <text:list-header>
          <text:p text:style-name="P5"/>
        </text:list-header>
        <text:list-item>
          <text:p text:style-name="P6">Today’s lesson is all about saving our data from a program like last week’s CRM <text:span text:style-name="T46">assignment</text:span> into a database. </text:p>
          <text:p text:style-name="P7"/>
        </text:list-item>
      </text:list>
      <text:list xml:id="list6945681810238672313" text:style-name="L2">
        <text:list-item>
          <text:p text:style-name="P19">What is a relational database?</text:p>
        </text:list-item>
      </text:list>
      <text:list xml:id="list5038915826888661179" text:style-name="L3">
        <text:list-item>
          <text:p text:style-name="P27"><text:span text:style-name="T7">It means if you have a couple </text:span><text:span text:style-name="T9">different</text:span><text:span text:style-name="T7"> tables, they can relate to one another. </text:span></text:p>
        </text:list-item>
        <text:list-item>
          <text:p text:style-name="P10">SQL is specifically designed to work with relational databases. A relational database is a data store that is capable of representing relationships between different sets of data. For example, a database may have a table of customers and a table of addresses. A single customer may have more than one address and a single address may have more than one customer. A relational database has facilities for describing these relationships and SQL was designed to make these features accessible and flexible. In a relational database information is said to be presented in rows and columns. A row of data is analogous to a single data record. In fact, those of us who have been using databases since before SQL, sometimes still refer to rows as records. </text:p>
        </text:list-item>
        <text:list-item>
          <text:p text:style-name="P27"><text:span text:style-name="T10">Relational databases will be </text:span><text:span text:style-name="T7">covered more in a future lecture. <text:line-break/></text:span></text:p>
        </text:list-item>
      </text:list>
      <text:list xml:id="list155317506765341" text:continue-list="list6945681810238672313" text:style-name="L2">
        <text:list-item>
          <text:p text:style-name="P9"><text:span text:style-name="T30">What is a database table?<text:line-break/></text:span>A <text:span text:style-name="Strong_20_Emphasis"><text:span text:style-name="T32">table</text:span></text:span> is a collection of related data held in a structured format within a <text:span text:style-name="Strong_20_Emphasis"><text:span text:style-name="T32">database</text:span></text:span>. It consists of columns and rows. In relational <text:span text:style-name="Strong_20_Emphasis"><text:span text:style-name="T32">databases</text:span></text:span> and flat file <text:span text:style-name="Strong_20_Emphasis"><text:span text:style-name="T32">databases</text:span></text:span>, a <text:span text:style-name="Strong_20_Emphasis"><text:span text:style-name="T32">table</text:span></text:span> is a set of data elements (values) using a model of vertical columns (identifiable by name) and horizontal rows, the cell being the unit where a row and column intersect.<text:line-break/></text:p>
        </text:list-item>
        <text:list-item>
          <text:p text:style-name="P28"><text:span text:style-name="T12">What is </text:span><text:span text:style-name="T13">an </text:span><text:span text:style-name="T12">ORM?<text:line-break/></text:span><text:span text:style-name="T49">(bullet points for 3 are mostly repeating same thing in differnt ways)<text:line-break/></text:span></text:p>
        </text:list-item>
      </text:list>
      <text:list xml:id="list6105950230522047889" text:style-name="L4">
        <text:list-item>
          <text:p text:style-name="P21"><text:span text:style-name="T41">Object-relational mapping in computer science is a programming technique for converting data between incompatible type systems using object-oriented programming languages. This creates, in effect, a "virtual object database" that can be used from within the </text:span><text:soft-page-break/><text:span text:style-name="T41">programming language </text:span><text:span text:style-name="T42">(such as </text:span><text:span text:style-name="T43">Ruby</text:span><text:span text:style-name="T42">)</text:span><text:span text:style-name="T41">. There are both free and commercial packages available that perform object-relational mapping.</text:span></text:p>
        </text:list-item>
        <text:list-item>
          <text:p text:style-name="P29"><text:span text:style-name="T4">(^above point stated differently) </text:span><text:a xlink:type="simple" xlink:href="http://en.wikipedia.org/wiki/Object-relational_mapping" text:style-name="Internet_20_link" text:visited-style-name="Visited_20_Internet_20_Link">Object-Relational Mapping</text:a><text:span text:style-name="T3"> (ORM) is a technique that lets you query and manipulate data from a database using an object-oriented paradigm </text:span><text:span text:style-name="T4">(</text:span><text:span text:style-name="T3"> When talking about ORM, most people are referring to a </text:span><text:span text:style-name="Emphasis"><text:span text:style-name="T27">library</text:span></text:span><text:span text:style-name="T3"> that implements the Object-Relational Mapping technique, hence the phrase "an ORM". </text:span><text:span text:style-name="T5">(</text:span><text:a xlink:type="simple" xlink:href="https://stackoverflow.com/questions/1279613/what-is-an-orm-and-where-can-i-learn-more-about-it" text:style-name="Internet_20_link" text:visited-style-name="Visited_20_Internet_20_Link">https://stackoverflow.com/questions/1279613/what-is-an-orm-and-where-can-i-learn-more-about-it</text:a><text:span text:style-name="T5">)</text:span></text:p>
        </text:list-item>
        <text:list-item>
          <text:p text:style-name="P22">An ORM library <text:span text:style-name="T47">(such as ActiveRecord) </text:span>is a completely ordinary library written in your language of choice <text:span text:style-name="T47">(such as Ruby)</text:span> that encapsulates the code needed to manipulate the data, so you don't use SQL anymore; you interact directly with an object in the same language you're using.</text:p>
        </text:list-item>
        <text:list-item>
          <text:p text:style-name="P30"><text:span text:style-name="T2">An ORM is </text:span><text:span text:style-name="T1">essentially a tool that's used to manage and convert database data from an object-oriented programming perspective. </text:span><text:span text:style-name="T28">So in other worlds, database tables can be treated as classes and their fields can be treated as properties. And this ultimately eliminates the need to write a lot of tedious code.</text:span></text:p>
        </text:list-item>
        <text:list-item>
          <text:p text:style-name="P33"><text:a xlink:type="simple" xlink:href="https://en.wikipedia.org/wiki/List_of_object-relational_mapping_software#Ruby" text:style-name="Internet_20_link" text:visited-style-name="Visited_20_Internet_20_Link"><text:span text:style-name="T50">https://en.wikipedia.org/wiki/List_of_object-relational_mapping_software#Ruby</text:span></text:a><text:span text:style-name="T28"> </text:span></text:p>
          <text:p text:style-name="P33"><text:span text:style-name="T28">List of ORM software for many different </text:span><text:span text:style-name="T29">object oriented </text:span><text:span text:style-name="T28">languages. </text:span></text:p>
        </text:list-item>
      </text:list>
      <text:list xml:id="list155317295496872" text:continue-list="list155317506765341" text:style-name="L2">
        <text:list-header>
          <text:p text:style-name="P9"/>
          <text:p text:style-name="P9"><text:line-break/></text:p>
        </text:list-header>
        <text:list-item>
          <text:p text:style-name="P19">Intro to SQL and SQLite</text:p>
        </text:list-item>
      </text:list>
      <text:list xml:id="list5534320167602319650" text:style-name="L5">
        <text:list-item>
          <text:p text:style-name="P31"><text:span text:style-name="T7">Its called </text:span><text:span text:style-name="T15">lite</text:span><text:span text:style-name="T7"> because it isn’t a full-on server, its more for messing around on your local machine </text:span><text:span text:style-name="T11">rather than hosting data for the internet.</text:span></text:p>
        </text:list-item>
        <text:list-item>
          <text:p text:style-name="P34"><text:span text:style-name="T6">When running SQLite3 in terminal you can type </text:span><text:span text:style-name="T14">.help</text:span><text:span text:style-name="T6"> for a list of commands. </text:span></text:p>
        </text:list-item>
        <text:list-item>
          <text:p text:style-name="P34"><text:span text:style-name="T6">.</text:span><text:span text:style-name="T14">tables</text:span><text:span text:style-name="T6"> command lets you see all the tables inside your database. </text:span></text:p>
        </text:list-item>
        <text:list-item>
          <text:p text:style-name="P34"><text:span text:style-name="T14">.database</text:span><text:span text:style-name="T6"> lets you see all the databases you have in the folder. </text:span></text:p>
        </text:list-item>
        <text:list-item>
          <text:p text:style-name="P11">CREATE TABLE films(id , title, rating); <text:s text:c="4"/>---creates a table called films. The semicolon is necessary to let you know the command has finished, its like putting a period at the end of a sentence. Otherwise SQL will keep waiting for you to finish the command. </text:p>
        </text:list-item>
        <text:list-item>
          <text:p text:style-name="P11"><text:soft-page-break/>(id, title, rating); all have a datatype, you need to specify what types of data go in each column (string, integer, etc.). </text:p>
        </text:list-item>
        <text:list-item>
          <text:p text:style-name="P35"><text:span text:style-name="T6">(id </text:span><text:span text:style-name="T8">INTEGER PRIMARY KEY</text:span><text:span text:style-name="T6">, title </text:span><text:span text:style-name="T8">TEXT</text:span><text:span text:style-name="T6">, rating </text:span><text:span text:style-name="T8">INTEGER</text:span><text:span text:style-name="T6">);<text:line-break/></text:span><text:span text:style-name="T8">Integer primary key lets you know this is the most important column that can be used as an identifier. Changes set the data types. </text:span></text:p>
        </text:list-item>
        <text:list-item>
          <text:p text:style-name="P12">In specifying integers, floats, or both, you have to look up the data type names for each database system (SQLite3 has its own that may be different from others). </text:p>
        </text:list-item>
        <text:list-item>
          <text:p text:style-name="P12">Not actually required to put CREATE TABLE in all caps, its just a best practice. </text:p>
        </text:list-item>
        <text:list-item>
          <text:p text:style-name="P35"><text:span text:style-name="T8">INSERT INTO films</text:span><text:span text:style-name="T6">(id </text:span><text:span text:style-name="T8">INTEGER PRIMARY KEY</text:span><text:span text:style-name="T6">, title </text:span><text:span text:style-name="T8">TEXT</text:span><text:span text:style-name="T6">, rating </text:span><text:span text:style-name="T8">INTEGER</text:span><text:span text:style-name="T6">); </text:span><text:span text:style-name="T8"><text:s/></text:span><text:span text:style-name="T17">---fills out a</text:span><text:span text:style-name="T18"> row</text:span><text:span text:style-name="T17"> in the database</text:span><text:span text:style-name="T8">. </text:span></text:p>
        </text:list-item>
        <text:list-item>
          <text:p text:style-name="P36"><text:span text:style-name="T8">C</text:span><text:span text:style-name="T6">TRL + C <text:s/></text:span><text:span text:style-name="T14">---forces quit </text:span><text:span text:style-name="T16">if you get into an error</text:span></text:p>
        </text:list-item>
        <text:list-item>
          <text:p text:style-name="P36"><text:span text:style-name="T6">SELECT * from films; <text:s/></text:span><text:span text:style-name="T14">---(the * selects all columns, if you wanted to select one column you would put in its name in place of the *)</text:span></text:p>
        </text:list-item>
        <text:list-item>
          <text:p text:style-name="P36"><text:span text:style-name="T6">To update an item that is inside films table... <text:line-break/>UPDATE films SET title=”Scarface”; <text:s/></text:span><text:span text:style-name="T14">---(putting this in would update every single film entry)</text:span></text:p>
          <text:p text:style-name="P36"><text:span text:style-name="T6">UPDATE films SET title=”Scarface” WHERE id=1; </text:span><text:span text:style-name="T14">---(this selects a specific item to update) </text:span><text:span text:style-name="T19">(not</text:span><text:span text:style-name="T20">e that</text:span><text:span text:style-name="T19"> its not like ruby where it would be ==, in this </text:span><text:span text:style-name="T20">particular </text:span><text:span text:style-name="T19">use case in Sql3 one = means assignment)</text:span></text:p>
        </text:list-item>
        <text:list-item>
          <text:p text:style-name="P13">One should not put your database into a version control system like github. Database info changes too much, plus its usually private info you don’t want public. </text:p>
        </text:list-item>
        <text:list-item>
          <text:p text:style-name="P37"><text:span text:style-name="T6">DELETE FROM films WHERE id=2; <text:s/></text:span><text:span text:style-name="T14">---(deletes row, if you put in an id that doesn’t exist by accident, it won’t do anything, note if you didn’t specify a specifc thing to delete it would delete everything so be careful)</text:span></text:p>
        </text:list-item>
        <text:list-item>
          <text:p text:style-name="P37"><text:span text:style-name="T6">DROP TABLE films; <text:s text:c="2"/></text:span><text:span text:style-name="T14">---(looks for a table called films and deletes it, so deletes all data from table and the table itself)</text:span></text:p>
        </text:list-item>
        <text:list-item>
          <text:p text:style-name="P37"><text:span text:style-name="T6">ALTER TABLE films ADD COLUMN title TEXT; <text:s text:c="2"/></text:span><text:span text:style-name="T14">---(adds a column)</text:span></text:p>
        </text:list-item>
        <text:list-item>
          <text:p text:style-name="P37"><text:span text:style-name="T6">SELECT * FROM films WHERE title=”Star Wars”; <text:s/></text:span><text:span text:style-name="T14">---(asks to select only films out of entire database that </text:span><text:span text:style-name="T21">read as ONLY “Star Wars”, it is not searching to see if it has Star Wars somewhere in the title and returning all that do, </text:span><text:span text:style-name="T16">see blue item blue to how to search for any title containing Star Wars...</text:span><text:span text:style-name="T14">)</text:span></text:p>
        </text:list-item>
        <text:list-item>
          <text:p text:style-name="P39"><text:soft-page-break/>SELECT * FROM films WHERE title LIKE “%Star Wars%” </text:p>
          <text:p text:style-name="P38"><text:span text:style-name="T38">---</text:span><text:span text:style-name="T39">(selects any title that contains Star Wars. % sign is saying anything can come before or after Star Wars in the titles... Note you have to use the double “ and not the single ‘.</text:span><text:span text:style-name="T37"> </text:span></text:p>
        </text:list-item>
        <text:list-item>
          <text:p text:style-name="P37"><text:span text:style-name="T6">SELECT * FROM films WHERE id &gt; 1; <text:s/></text:span><text:span text:style-name="T14"><text:s/>---(selects all films with an id greater than one)</text:span></text:p>
        </text:list-item>
      </text:list>
      <text:p text:style-name="P14"/>
      <text:p text:style-name="P15">(need to go back to hour and ten minute mark to review what he said)</text:p>
      <text:list xml:id="list155317615030490" text:continue-list="list155317295496872" text:style-name="L2">
        <text:list-header>
          <text:p text:style-name="P19"><text:line-break/> </text:p>
          <text:p text:style-name="P8"/>
        </text:list-header>
        <text:list-item>
          <text:p text:style-name="P19">Using MiniRecord<text:span text:style-name="T32"> </text:span><text:span text:style-name="T45">&amp; Active_record Gems</text:span></text:p>
        </text:list-item>
      </text:list>
      <text:p text:style-name="P2"/>
      <text:list xml:id="list1109559941519335632" text:style-name="L6">
        <text:list-item>
          <text:p text:style-name="P16">gem "activerecord", “=4.2.9”</text:p>
          <text:p text:style-name="P16">gem "mini_record" <text:s text:c="4"/><text:span text:style-name="T33">---(specifies gem we are going to use in our Gemfile??? Will have to do this again in today’s assignments. </text:span><text:span text:style-name="T34">require_relative Gemfile in the film.rb</text:span><text:span text:style-name="T33">)</text:span></text:p>
        </text:list-item>
        <text:list-item>
          <text:p text:style-name="P44"><text:span text:style-name="T40">gem library – activerecord: </text:span><text:span text:style-name="T33">Databases on Rails. Build a persistent domain model by mapping database tables to Ruby classes. Strong conventions for associations, validations, aggregations, migrations, and testing come baked-in. </text:span></text:p>
        </text:list-item>
        <text:list-item>
          <text:p text:style-name="P20"><text:span text:style-name="T44">Gem library – mini_record: </text:span><text:span text:style-name="T33">With it you can add the ability to create columns outside the default schema, directly in your model in a similar way that you just know in others projects like DataMapper or MongoMapper.</text:span></text:p>
        </text:list-item>
        <text:list-item>
          <text:p text:style-name="P23">Can look up documentation for each gem if you want more info on them.</text:p>
        </text:list-item>
        <text:list-item>
          <text:p text:style-name="P17">But putting in bundle install in terminal, we install these gems.<text:span text:style-name="T33"> </text:span></text:p>
        </text:list-item>
        <text:list-item>
          <text:p text:style-name="P24">class Film &lt; ActiveRecord::Base <text:s text:c="2"/>(lets class Film inherit the automatic mapping from gem ActiveRecord?)</text:p>
        </text:list-item>
        <text:list-item>
          <text:p text:style-name="P32"><text:span text:style-name="T22">Film.auto_upgrade! <text:s/>--(</text:span><text:span text:style-name="T25">Put at end of class, it </text:span><text:span text:style-name="T26">takes care of effecting any changes to the underlying structure of the tables or columns.</text:span><text:span text:style-name="T23">)</text:span></text:p>
        </text:list-item>
        <text:list-item>
          <text:p text:style-name="P24">Don’t mess around with the gem code too much. Its very rare that you will actually need to alter the gem code. </text:p>
        </text:list-item>
        <text:list-item>
          <text:p text:style-name="P18"><text:soft-page-break/><text:a xlink:type="simple" xlink:href="https://github.com/explore" text:style-name="Internet_20_link" text:visited-style-name="Visited_20_Internet_20_Link"><text:span text:style-name="T33">https://github.com/explore</text:span></text:a><text:span text:style-name="T33"> Is a good place to find useful Ruby gems. </text:span></text:p>
        </text:list-item>
        <text:list-item>
          <text:p text:style-name="P25">Once you set up your files properly, you can create a film in either irb or sqlite3, and the changes you make will be reflected in the other.</text:p>
        </text:list-item>
        <text:list-item>
          <text:p text:style-name="P18"><text:span text:style-name="T33">Just by convention, the name of your ruby class should be singular, but the name of your table should be plural. Film.rb and films.</text:span><text:span text:style-name="T35">sqlite3</text:span><text:span text:style-name="T33"> respectively. </text:span></text:p>
        </text:list-item>
      </text:list>
      <text:p text:style-name="P26"/>
      <text:p text:style-name="P43"/>
      <text:p text:style-name="P40"/>
      <text:list xml:id="list155317159782433" text:continue-list="list155317615030490" text:style-name="L2">
        <text:list-header>
          <text:p text:style-name="P41"><text:span text:style-name="T43">Notes below copy and pasted from the page for assignment </text:span>01 - CRM: Saving your Data.</text:p>
          <text:p text:style-name="P42"/>
        </text:list-header>
      </text:list>
      <text:list xml:id="list1218259041395854792" text:style-name="L7">
        <text:list-item>
          <text:p text:style-name="P47">A database management system (DBMS) is the software that allows us to interact with the database, kind of the way that the Excel program allows us to interact with Excel files. There are many different database management systems and we'll see several over the course of the program. </text:p>
        </text:list-item>
        <text:list-item>
          <text:p text:style-name="P48"><text:span text:style-name="T48">There are many different variations on databases but the most widely used type is called a </text:span><text:span text:style-name="Strong_20_Emphasis"><text:span text:style-name="T48">relational database</text:span></text:span><text:span text:style-name="T48">. Relational databases organize data into tables, each table being made up of columns and rows.</text:span></text:p>
        </text:list-item>
        <text:list-item>
          <text:p text:style-name="P46">You can think of the structure of the database like objects in Ruby. Every table in a database represents one type of object (like a Ruby class), the columns in a table represent the attributes of that object and each row represents an individual instance of an object.</text:p>
        </text:list-item>
        <text:list-item>
          <text:p text:style-name="P46">SQL stands for Structured Query Language, <text:span text:style-name="T31">its pronounced sequel</text:span>. It is a standard language for interacting with relational databases, <text:span text:style-name="T31">it is just one type of database.</text:span> It's used to define the structure of the database (i.e. create tables and define the columns on a table) as well as to retrieve data stored in the database (i.e. fetch all of the orders from the last month).</text:p>
        </text:list-item>
        <text:list-item>
          <text:p text:style-name="P45"><text:span text:style-name="T48">All great programmers are lazy in the best way possible: they want to get more results with less effort. This is where ORM (Object-Relational Mapping) becomes important. An ORM tool, in this case </text:span><text:span text:style-name="Strong_20_Emphasis"><text:span text:style-name="T48">ActiveRecord</text:span></text:span><text:span text:style-name="T48">, allows us to represent our SQLite database tables with Ruby objects, or in </text:span><text:soft-page-break/><text:span text:style-name="T48">layman's terms, write Ruby code that gets translated into SQL to talk to Databases.</text:span></text:p>
          <text:p text:style-name="P46"/>
        </text:list-item>
      </text:list>
      <text:p text:style-name="Standard"><text:a xlink:type="simple" xlink:href="http://code.tutsplus.com/tutorials/relational-databases-for-dummies--net-30244" office:target-frame-name="_blank" xlink:show="new" text:style-name="Internet_20_link" text:visited-style-name="Visited_20_Internet_20_Link"><text:span text:style-name="T48">Relational Databases For Dummies </text:span></text:a></text:p>
      <text:p text:style-name="P49"><text:a xlink:type="simple" xlink:href="http://zetcode.com/db/sqliteruby/connect/" office:target-frame-name="_blank" xlink:show="new" text:style-name="Internet_20_link" text:visited-style-name="Visited_20_Internet_20_Link">Ruby SQLite3 Tutorials: Connecting to the Database </text:a></text:p>
      <text:p text:style-name="P49"><text:a xlink:type="simple" xlink:href="http://zetcode.com/db/sqliteruby/queries/" office:target-frame-name="_blank" xlink:show="new" text:style-name="Internet_20_link" text:visited-style-name="Visited_20_Internet_20_Link">Ruby SQLite3 Tutorials: Queries </text:a></text:p>
      <text:p text:style-name="P49"><text:a xlink:type="simple" xlink:href="http://bitmakerlabs.s3.amazonaws.com/slides/wdi-october-2015/Databases%20and%20SQL.pdf" office:target-frame-name="_blank" xlink:show="new" text:style-name="Internet_20_link" text:visited-style-name="Visited_20_Internet_20_Link">Today's Slides </text:a></text:p>
      <text:p text:style-name="P49"><text:a xlink:type="simple" xlink:href="https://github.com/rails/rails/tree/master/activerecord" office:target-frame-name="_blank" xlink:show="new" text:style-name="Internet_20_link" text:visited-style-name="Visited_20_Internet_20_Link">Active Record </text:a></text:p>
      <text:p text:style-name="P49"><text:a xlink:type="simple" xlink:href="https://github.com/DAddYE/mini_record" office:target-frame-name="_blank" xlink:show="new" text:style-name="Internet_20_link" text:visited-style-name="Visited_20_Internet_20_Link">Mini Record </text:a></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0:01:37.123917905</meta:creation-date>
    <dc:date>2017-07-10T15:53:16.001293510</dc:date>
    <meta:editing-duration>PT1H16M24S</meta:editing-duration>
    <meta:editing-cycles>3</meta:editing-cycles>
    <meta:generator>LibreOffice/5.1.6.2$Linux_X86_64 LibreOffice_project/10m0$Build-2</meta:generator>
    <meta:document-statistic meta:table-count="0" meta:image-count="0" meta:object-count="0" meta:page-count="6" meta:paragraph-count="68" meta:word-count="1631" meta:character-count="9442" meta:non-whitespace-character-count="7883"/>
  </office:meta>
</office:document-meta>
</file>